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1" svg:font-family="Arial, sans-serif"/>
    <style:font-face style:name="Lato" svg:font-family="Lato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fo:language="ca" fo:country="ES" fo:font-weight="bold" officeooo:rsid="000ae3d2" officeooo:paragraph-rsid="000ae3d2" style:font-weight-asian="bold" style:font-weight-complex="bold"/>
    </style:style>
    <style:style style:name="P2" style:family="paragraph" style:parent-style-name="Standard">
      <style:text-properties fo:language="ca" fo:country="ES" fo:font-weight="bold" officeooo:rsid="000ae3d2" officeooo:paragraph-rsid="0011f278" style:font-weight-asian="bold" style:font-weight-complex="bold"/>
    </style:style>
    <style:style style:name="P3" style:family="paragraph" style:parent-style-name="Standard">
      <style:text-properties fo:language="ca" fo:country="ES" officeooo:rsid="000ae3d2" officeooo:paragraph-rsid="000ae3d2"/>
    </style:style>
    <style:style style:name="P4" style:family="paragraph" style:parent-style-name="Standard">
      <style:text-properties fo:language="ca" fo:country="ES" officeooo:rsid="000ae3d2" officeooo:paragraph-rsid="000c8810"/>
    </style:style>
    <style:style style:name="P5" style:family="paragraph" style:parent-style-name="Standard">
      <style:text-properties fo:language="ca" fo:country="ES" officeooo:rsid="000ae3d2" officeooo:paragraph-rsid="003abe88"/>
    </style:style>
    <style:style style:name="P6" style:family="paragraph" style:parent-style-name="Standard">
      <style:text-properties fo:language="ca" fo:country="ES" officeooo:rsid="000c8810" officeooo:paragraph-rsid="000c8810"/>
    </style:style>
    <style:style style:name="P7" style:family="paragraph" style:parent-style-name="Standard">
      <style:text-properties fo:language="ca" fo:country="ES" officeooo:rsid="000c8810" officeooo:paragraph-rsid="003abe88"/>
    </style:style>
    <style:style style:name="P8" style:family="paragraph" style:parent-style-name="Standard">
      <style:text-properties fo:language="ca" fo:country="ES" officeooo:rsid="000d546d" officeooo:paragraph-rsid="000d546d"/>
    </style:style>
    <style:style style:name="P9" style:family="paragraph" style:parent-style-name="Standard">
      <style:text-properties fo:language="ca" fo:country="ES" officeooo:rsid="000d546d" officeooo:paragraph-rsid="000eb561"/>
    </style:style>
    <style:style style:name="P10" style:family="paragraph" style:parent-style-name="Standard">
      <style:text-properties fo:language="ca" fo:country="ES" officeooo:rsid="000d546d" officeooo:paragraph-rsid="00113f53"/>
    </style:style>
    <style:style style:name="P11" style:family="paragraph" style:parent-style-name="Standard">
      <style:text-properties fo:language="ca" fo:country="ES" officeooo:rsid="000eb561" officeooo:paragraph-rsid="000eb561"/>
    </style:style>
    <style:style style:name="P12" style:family="paragraph" style:parent-style-name="Standard">
      <style:text-properties fo:language="ca" fo:country="ES" officeooo:rsid="000eb561" officeooo:paragraph-rsid="002d0259"/>
    </style:style>
    <style:style style:name="P13" style:family="paragraph" style:parent-style-name="Standard">
      <style:text-properties fo:language="ca" fo:country="ES" officeooo:rsid="000eb561" officeooo:paragraph-rsid="00310f01"/>
    </style:style>
    <style:style style:name="P14" style:family="paragraph" style:parent-style-name="Standard">
      <style:text-properties fo:language="ca" fo:country="ES" officeooo:rsid="000eb561" officeooo:paragraph-rsid="00321088"/>
    </style:style>
    <style:style style:name="P15" style:family="paragraph" style:parent-style-name="Standard">
      <style:text-properties fo:language="ca" fo:country="ES" officeooo:rsid="000eb561" officeooo:paragraph-rsid="0033a76a"/>
    </style:style>
    <style:style style:name="P16" style:family="paragraph" style:parent-style-name="Standard">
      <style:text-properties fo:language="ca" fo:country="ES" officeooo:rsid="0010251c" officeooo:paragraph-rsid="0010251c"/>
    </style:style>
    <style:style style:name="P17" style:family="paragraph" style:parent-style-name="Standard">
      <style:text-properties fo:language="ca" fo:country="ES" officeooo:rsid="0010251c" officeooo:paragraph-rsid="002da8c0"/>
    </style:style>
    <style:style style:name="P18" style:family="paragraph" style:parent-style-name="Standard">
      <style:text-properties fo:language="ca" fo:country="ES" officeooo:rsid="00131ed1" officeooo:paragraph-rsid="00131ed1"/>
    </style:style>
    <style:style style:name="P19" style:family="paragraph" style:parent-style-name="Standard">
      <style:text-properties fo:language="ca" fo:country="ES" officeooo:rsid="00148b6c" officeooo:paragraph-rsid="00148b6c"/>
    </style:style>
    <style:style style:name="P20" style:family="paragraph" style:parent-style-name="Standard">
      <style:text-properties fo:language="ca" fo:country="ES" officeooo:rsid="0015ce46" officeooo:paragraph-rsid="0015ce46"/>
    </style:style>
    <style:style style:name="P21" style:family="paragraph" style:parent-style-name="Standard">
      <style:text-properties fo:language="ca" fo:country="ES" officeooo:rsid="0015ce46" officeooo:paragraph-rsid="0041a0b2"/>
    </style:style>
    <style:style style:name="P22" style:family="paragraph" style:parent-style-name="Standard">
      <style:text-properties fo:language="ca" fo:country="ES" officeooo:rsid="00172334" officeooo:paragraph-rsid="00172334"/>
    </style:style>
    <style:style style:name="P23" style:family="paragraph" style:parent-style-name="Standard">
      <style:text-properties officeooo:paragraph-rsid="002d0259"/>
    </style:style>
    <style:style style:name="P24" style:family="paragraph" style:parent-style-name="Standard" style:list-style-name="L1">
      <style:text-properties officeooo:paragraph-rsid="00204cba"/>
    </style:style>
    <style:style style:name="P25" style:family="paragraph" style:parent-style-name="Standard" style:list-style-name="L1">
      <style:text-properties officeooo:paragraph-rsid="002370c9"/>
    </style:style>
    <style:style style:name="P26" style:family="paragraph" style:parent-style-name="Standard" style:list-style-name="L1">
      <style:text-properties officeooo:paragraph-rsid="00269261"/>
    </style:style>
    <style:style style:name="P27" style:family="paragraph" style:parent-style-name="Standard" style:list-style-name="L1">
      <style:text-properties officeooo:rsid="002370c9" officeooo:paragraph-rsid="002370c9"/>
    </style:style>
    <style:style style:name="P28" style:family="paragraph" style:parent-style-name="Standard" style:list-style-name="L1">
      <style:text-properties fo:language="ca" fo:country="ES" officeooo:rsid="002370c9" officeooo:paragraph-rsid="002370c9"/>
    </style:style>
    <style:style style:name="P29" style:family="paragraph" style:parent-style-name="Standard">
      <style:text-properties fo:language="ca" fo:country="ES" fo:font-style="italic" officeooo:rsid="003a344e" officeooo:paragraph-rsid="003abe88" style:font-style-asian="italic" style:font-style-complex="italic"/>
    </style:style>
    <style:style style:name="P30" style:family="paragraph" style:parent-style-name="Standard">
      <style:text-properties fo:language="ca" fo:country="ES" officeooo:rsid="001a5b21" officeooo:paragraph-rsid="003abe88"/>
    </style:style>
    <style:style style:name="P31" style:family="paragraph" style:parent-style-name="Standard">
      <style:text-properties fo:language="ca" fo:country="ES" officeooo:rsid="00172334" officeooo:paragraph-rsid="0042a379"/>
    </style:style>
    <style:style style:name="P32" style:family="paragraph" style:parent-style-name="Standard">
      <style:text-properties fo:font-variant="normal" fo:text-transform="none" fo:color="#000000" style:font-name="Arial1" fo:font-size="10.5pt" fo:letter-spacing="normal" fo:font-style="normal" fo:font-weight="normal" officeooo:rsid="0027e3b6" officeooo:paragraph-rsid="002d0259" style:font-weight-asian="normal" style:font-weight-complex="normal"/>
    </style:style>
    <style:style style:name="T1" style:family="text">
      <style:text-properties officeooo:rsid="000c8810"/>
    </style:style>
    <style:style style:name="T2" style:family="text">
      <style:text-properties officeooo:rsid="000d546d"/>
    </style:style>
    <style:style style:name="T3" style:family="text">
      <style:text-properties officeooo:rsid="000eb561"/>
    </style:style>
    <style:style style:name="T4" style:family="text">
      <style:text-properties officeooo:rsid="0010251c"/>
    </style:style>
    <style:style style:name="T5" style:family="text">
      <style:text-properties officeooo:rsid="0011f278"/>
    </style:style>
    <style:style style:name="T6" style:family="text">
      <style:text-properties officeooo:rsid="0015ce46"/>
    </style:style>
    <style:style style:name="T7" style:family="text">
      <style:text-properties officeooo:rsid="00172334"/>
    </style:style>
    <style:style style:name="T8" style:family="text">
      <style:text-properties officeooo:rsid="001a5b21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eb561" style:font-weight-asian="bold" style:font-weight-complex="bold"/>
    </style:style>
    <style:style style:name="T11" style:family="text">
      <style:text-properties fo:language="ca" fo:country="ES"/>
    </style:style>
    <style:style style:name="T12" style:family="text">
      <style:text-properties fo:language="ca" fo:country="ES" fo:font-weight="bold" officeooo:rsid="0017a8d4" style:font-weight-asian="bold" style:font-weight-complex="bold"/>
    </style:style>
    <style:style style:name="T13" style:family="text">
      <style:text-properties fo:language="ca" fo:country="ES" fo:font-weight="bold" officeooo:rsid="00113f53" style:font-weight-asian="bold" style:font-weight-complex="bold"/>
    </style:style>
    <style:style style:name="T14" style:family="text">
      <style:text-properties fo:language="ca" fo:country="ES" officeooo:rsid="0017a8d4"/>
    </style:style>
    <style:style style:name="T15" style:family="text">
      <style:text-properties fo:language="ca" fo:country="ES" officeooo:rsid="000d546d"/>
    </style:style>
    <style:style style:name="T16" style:family="text">
      <style:text-properties fo:language="ca" fo:country="ES" officeooo:rsid="00204cba"/>
    </style:style>
    <style:style style:name="T17" style:family="text">
      <style:text-properties fo:language="ca" fo:country="ES" officeooo:rsid="0021bad4"/>
    </style:style>
    <style:style style:name="T18" style:family="text">
      <style:text-properties fo:language="ca" fo:country="ES" officeooo:rsid="002370c9"/>
    </style:style>
    <style:style style:name="T19" style:family="text">
      <style:text-properties fo:language="ca" fo:country="ES" officeooo:rsid="0024beec"/>
    </style:style>
    <style:style style:name="T20" style:family="text">
      <style:text-properties fo:language="ca" fo:country="ES" officeooo:rsid="00113f53"/>
    </style:style>
    <style:style style:name="T21" style:family="text">
      <style:text-properties fo:language="ca" fo:country="ES" fo:font-style="normal" fo:font-weight="normal" officeooo:rsid="002bbb55" style:font-style-asian="normal" style:font-weight-asian="normal" style:font-style-complex="normal" style:font-weight-complex="normal"/>
    </style:style>
    <style:style style:name="T22" style:family="text">
      <style:text-properties fo:font-variant="normal" fo:text-transform="none" fo:color="#000000" style:font-name="Arial1" fo:font-size="10.5pt" fo:letter-spacing="normal" fo:font-style="normal" fo:font-weight="bold"/>
    </style:style>
    <style:style style:name="T23" style:family="text">
      <style:text-properties fo:font-variant="normal" fo:text-transform="none" fo:color="#000000" style:font-name="Arial1" fo:font-size="10.5pt" fo:letter-spacing="normal" fo:font-style="normal" fo:font-weight="bold" officeooo:rsid="00269261" style:font-weight-asian="bold" style:font-weight-complex="bold"/>
    </style:style>
    <style:style style:name="T24" style:family="text">
      <style:text-properties fo:font-variant="normal" fo:text-transform="none" fo:color="#000000" style:font-name="Arial1" fo:font-size="10.5pt" fo:letter-spacing="normal" fo:font-style="normal" fo:font-weight="normal" officeooo:rsid="0024beec" style:font-weight-asian="normal" style:font-weight-complex="normal"/>
    </style:style>
    <style:style style:name="T25" style:family="text">
      <style:text-properties fo:font-variant="normal" fo:text-transform="none" fo:color="#000000" style:font-name="Arial1" fo:font-size="10.5pt" fo:letter-spacing="normal" fo:font-style="normal" fo:font-weight="normal" officeooo:rsid="00269261" style:font-weight-asian="normal" style:font-weight-complex="normal"/>
    </style:style>
    <style:style style:name="T26" style:family="text">
      <style:text-properties fo:font-variant="normal" fo:text-transform="none" fo:color="#000000" style:font-name="Arial1" fo:font-size="10.5pt" fo:letter-spacing="normal" fo:font-style="normal" fo:font-weight="normal" officeooo:rsid="0027e3b6" style:font-weight-asian="normal" style:font-weight-complex="normal"/>
    </style:style>
    <style:style style:name="T27" style:family="text">
      <style:text-properties fo:font-variant="normal" fo:text-transform="none" fo:color="#455164" style:font-name="Lato" fo:font-size="9pt" fo:letter-spacing="normal" fo:font-style="normal" fo:font-weight="normal" style:font-size-asian="9pt" style:font-size-complex="9pt"/>
    </style:style>
    <style:style style:name="T28" style:family="text">
      <style:text-properties fo:font-variant="normal" fo:text-transform="none" fo:color="#455164" style:font-name="Lato" fo:font-size="9pt" fo:letter-spacing="normal" fo:font-style="normal" fo:font-weight="bold" style:font-size-asian="9pt" style:font-size-complex="9pt"/>
    </style:style>
    <style:style style:name="T29" style:family="text">
      <style:text-properties fo:font-variant="normal" fo:text-transform="none" fo:color="#455164" style:font-name="Lato" fo:font-size="9pt" fo:letter-spacing="normal" fo:language="ca" fo:country="ES" fo:font-style="normal" fo:font-weight="normal" officeooo:rsid="002bbb55" style:font-size-asian="9pt" style:font-style-asian="normal" style:font-weight-asian="normal" style:font-size-complex="9pt" style:font-style-complex="normal" style:font-weight-complex="normal"/>
    </style:style>
    <style:style style:name="T30" style:family="text">
      <style:text-properties fo:font-variant="normal" fo:text-transform="none" fo:color="#455164" fo:font-size="9pt" fo:letter-spacing="normal" style:font-size-asian="9pt" style:font-size-complex="9pt"/>
    </style:style>
    <style:style style:name="T31" style:family="text">
      <style:text-properties fo:font-weight="normal" officeooo:rsid="002a2d54" style:font-weight-asian="normal" style:font-weight-complex="normal"/>
    </style:style>
    <style:style style:name="T32" style:family="text">
      <style:text-properties fo:font-weight="normal" officeooo:rsid="00310f01" style:font-weight-asian="normal" style:font-weight-complex="normal"/>
    </style:style>
    <style:style style:name="T33" style:family="text">
      <style:text-properties fo:font-weight="normal" officeooo:rsid="0033a76a" style:font-weight-asian="normal" style:font-weight-complex="normal"/>
    </style:style>
    <style:style style:name="T34" style:family="text">
      <style:text-properties officeooo:rsid="002a2d54"/>
    </style:style>
    <style:style style:name="T35" style:family="text">
      <style:text-properties fo:font-size="9pt" fo:language="ca" fo:country="ES" fo:font-style="normal" fo:font-weight="normal" officeooo:rsid="002bbb55" style:font-size-asian="9pt" style:font-style-asian="normal" style:font-weight-asian="normal" style:font-size-complex="9pt" style:font-style-complex="normal" style:font-weight-complex="normal"/>
    </style:style>
    <style:style style:name="T36" style:family="text">
      <style:text-properties officeooo:rsid="00321088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officeooo:rsid="00384168" style:font-style-asian="italic" style:font-style-complex="italic"/>
    </style:style>
    <style:style style:name="T39" style:family="text">
      <style:text-properties fo:font-style="italic" officeooo:rsid="003a344e" style:font-style-asian="italic" style:font-style-complex="italic"/>
    </style:style>
    <style:style style:name="T40" style:family="text">
      <style:text-properties officeooo:rsid="003bdd59"/>
    </style:style>
    <style:style style:name="T41" style:family="text">
      <style:text-properties officeooo:rsid="003f24d8"/>
    </style:style>
    <style:style style:name="T42" style:family="text">
      <style:text-properties officeooo:rsid="00407f50"/>
    </style:style>
    <style:style style:name="T43" style:family="text">
      <style:text-properties officeooo:rsid="00410971"/>
    </style:style>
    <style:style style:name="T44" style:family="text">
      <style:text-properties officeooo:rsid="0042a379"/>
    </style:style>
    <style:style style:name="T45" style:family="text">
      <style:text-properties officeooo:rsid="0042c98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ctivitat </text:p>
      <text:p text:style-name="P3">Basant-nos en el mapa del Site, el prototip, l'esquema de colors <text:span text:style-name="T2">i tipografia </text:span>de<text:span text:style-name="T2">l</text:span> web que vam fer en la UF1, implementeu aquesta web utilitzant els diferents elements d'usabilitat i accessibilitat que anirem veient durant aquesta UF.</text:p>
      <text:p text:style-name="P3"/>
      <text:p text:style-name="P8">Comenteu en aquest document perquè heu utilitzat els diferents elements que heu inclòs.<text:line-break/></text:p>
      <text:list xml:id="list6081887160293726462" text:style-name="L1">
        <text:list-item>
          <text:p text:style-name="P24"><text:span text:style-name="T12">La web</text:span><text:span text:style-name="T14"> utilitza un format de hmtl5 semàntic amb elements header(capçalera amb el logotip definit i com a punt de retorn a l'índex), main(cos principal), section(seccions per tenir definit els diferents continguts), aside(parts que contenen material d'adornament visual) i footer(peu que s'usa com a navegador principal) </text:span><text:span text:style-name="T18">per una indexació adeqüada</text:span></text:p>
        </text:list-item>
        <text:list-item>
          <text:p text:style-name="P27"><text:span text:style-name="T18">A</text:span><text:span text:style-name="T11">l header conté una funció javascript que redirecciona a la pàgina inicial</text:span></text:p>
        </text:list-item>
        <text:list-item>
          <text:p text:style-name="P24"><text:span text:style-name="T16">Al main, s'utilizen elements div contenint les diferents parts de la </text:span><text:span text:style-name="T17">pàgina</text:span><text:span text:style-name="T16"> principal com les img i span pel texte</text:span></text:p>
        </text:list-item>
        <text:list-item>
          <text:p text:style-name="P25"><text:span text:style-name="T16">Al section, el títol principal s'ha utilitzat un element h2 i els altres </text:span><text:span text:style-name="T17">subtítols</text:span><text:span text:style-name="T16"> l'element h5, </text:span><text:span text:style-name="T18">amb el text de continguts dins d'elements p</text:span></text:p>
        </text:list-item>
        <text:list-item>
          <text:p text:style-name="P28">Els asides contenen elements img</text:p>
        </text:list-item>
        <text:list-item>
          <text:p text:style-name="P26"><text:span text:style-name="T18">Els footers contenen elements a amb els enllaços dels diferents llocs del site</text:span><text:span text:style-name="T15"><text:line-break/><text:line-break/></text:span></text:p>
        </text:list-item>
      </text:list>
      <text:p text:style-name="P9">Utilitzeu <text:span text:style-name="T3">3</text:span> eines per analitzar el web:</text:p>
      <text:p text:style-name="P9"><text:a xlink:type="simple" xlink:href="https://validator.w3.org/" text:style-name="Internet_20_link" text:visited-style-name="Visited_20_Internet_20_Link"><text:span text:style-name="T3">https://validator.w3.org/</text:span></text:a><text:span text:style-name="T3"> <text:s text:c="2"/>(HTML) i <text:s/></text:span><text:a xlink:type="simple" xlink:href="https://jigsaw.w3.org/css-validator/" text:style-name="Internet_20_link" text:visited-style-name="Visited_20_Internet_20_Link"><text:span text:style-name="T3">https://jigsaw.w3.org/css-validator/</text:span></text:a><text:span text:style-name="T3"> (CSS)</text:span></text:p>
      <text:p text:style-name="P9"/>
      <text:p text:style-name="P23"><text:span text:style-name="T19">HTML: </text:span><text:span text:style-name="T22">Document checking completed. No errors or warnings to show.<text:line-break/>* </text:span><text:span text:style-name="T24">A la pàgines interiors d'html s'ha afegit l'atribut </text:span>lang="zxx"<text:span text:style-name="T24"> en l'etiqueta html perquè hi ha texte ficitici Lorem Ipsum</text:span></text:p>
      <text:p text:style-name="P23"><text:span text:style-name="T22"><text:line-break/></text:span><text:span text:style-name="T24">CSS: </text:span><text:span text:style-name="T25">No error encontrado.<text:line-break/></text:span><text:span text:style-name="T23">*</text:span><text:span text:style-name="T26">S'ha afegit la icona de pàgina web interoperable</text:span></text:p>
      <text:p text:style-name="P32"/>
      <text:p text:style-name="P9"><text:a xlink:type="simple" xlink:href="http://www.tawdis.net/" text:style-name="Internet_20_link" text:visited-style-name="Visited_20_Internet_20_Link"><text:span text:style-name="T3">http://www.tawdis.net/</text:span></text:a></text:p>
      <text:p text:style-name="P12"><text:a xlink:type="simple" xlink:href="http://www.sidar.org/hera/" text:style-name="Internet_20_link" text:visited-style-name="Visited_20_Internet_20_Link">http://www.sidar.org/hera/</text:a></text:p>
      <text:p text:style-name="P12"><text:line-break/><text:bookmark-start text:name="__DdeLink__167_352681565"/><text:span text:style-name="T9">*</text:span><text:span text:style-name="T34">No es pot fer servir perquè només pot analitzar pàgines online</text:span><text:bookmark-end text:name="__DdeLink__167_352681565"/><text:span text:style-name="T34"> i la versió Taw local no funciona</text:span></text:p>
      <text:p text:style-name="P9"/>
      <text:p text:style-name="P11">Feu captures dels errors reportats en cadascun, mireu si totes donen els mateixos erros i comenteu els que heu solucionat.</text:p>
      <text:p text:style-name="P11"/>
      <text:p text:style-name="P16">Feu també la comprovació per veure si la vostra web serà accessible des de dispositius mòbils.</text:p>
      <text:p text:style-name="P23"><text:a xlink:type="simple" xlink:href="https://validator.w3.org/mobile-alpha/" text:style-name="Internet_20_link" text:visited-style-name="Visited_20_Internet_20_Link"><text:span text:style-name="Citation"><text:span text:style-name="T20">https://validator.w3.org/mobile-alpha/</text:span></text:span></text:a></text:p>
      <text:p text:style-name="P23"><text:span text:style-name="Citation"><text:span text:style-name="T20"><text:line-break/></text:span></text:span><text:span text:style-name="Citation"><text:span text:style-name="T13">*</text:span></text:span><text:span text:style-name="Citation"><text:span text:style-name="T21">Pàgina fora de servei, el missatge que dóna és </text:span></text:span><text:span text:style-name="Citation"><text:span text:style-name="T35">«</text:span></text:span><text:span text:style-name="T27">The alpha service of the new Mobile Checker has been </text:span><text:span text:style-name="Strong_20_Emphasis"><text:span text:style-name="T28">suspended</text:span></text:span><text:span text:style-name="T30"> </text:span><text:span text:style-name="T27">for now.</text:span><text:span text:style-name="Citation"><text:span text:style-name="T29">»</text:span></text:span></text:p>
      <text:p text:style-name="P23"><text:span text:style-name="Citation"><text:span text:style-name="T29"/></text:span></text:p>
      <text:p text:style-name="P10"><text:a xlink:type="simple" xlink:href="http://ready.mobi/" text:style-name="Internet_20_link" text:visited-style-name="Visited_20_Internet_20_Link"><text:span text:style-name="T4">http://ready.mobi/</text:span></text:a></text:p>
      <text:p text:style-name="P10"><text:a xlink:type="simple" xlink:href="http://www.tawdis.net/" text:style-name="Internet_20_link" text:visited-style-name="Visited_20_Internet_20_Link"><text:span text:style-name="T4">http://www.tawdis.net/</text:span></text:a></text:p>
      <text:p text:style-name="P10"/>
      <text:p text:style-name="P17"><text:span text:style-name="T10">*</text:span><text:span text:style-name="T31">No es po</text:span><text:span text:style-name="T32">den</text:span><text:span text:style-name="T31"> fer servir perquè només po</text:span><text:span text:style-name="T32">den</text:span><text:span text:style-name="T31"> analitzar pàgines online</text:span><text:line-break/></text:p>
      <text:p text:style-name="P18">Analitzeu el temps de descarrega de la vostra web i feu el possible per reduir <text:span text:style-name="T6">el temps d'algun dels </text:span><text:soft-page-break/><text:span text:style-name="T6">elements més pesats.</text:span></text:p>
      <text:p text:style-name="P18"><text:a xlink:type="simple" xlink:href="http://www.websiteoptimization.com/services/analyze/" text:style-name="Internet_20_link" text:visited-style-name="Visited_20_Internet_20_Link">http://www.websiteoptimization.com/services/analyze/</text:a></text:p>
      <text:p text:style-name="P18"/>
      <text:p text:style-name="P13"><text:bookmark-start text:name="__DdeLink__170_352681565"/><text:span text:style-name="T9">*</text:span><text:span text:style-name="T34">No es pot fer servir perquè només pot analitzar pàgines online</text:span><text:bookmark-end text:name="__DdeLink__170_352681565"/></text:p>
      <text:p text:style-name="P18"/>
      <text:p text:style-name="P19">Proveu com es ve<text:span text:style-name="T36">u</text:span>ria el vostre web amb diversos navegadors usant l'eina <text:a xlink:type="simple" xlink:href="http://browsershots.org/" text:style-name="Internet_20_link" text:visited-style-name="Visited_20_Internet_20_Link">http://browsershots.org/</text:a></text:p>
      <text:p text:style-name="P19"/>
      <text:p text:style-name="P14"><text:bookmark-start text:name="__DdeLink__172_352681565"/><text:span text:style-name="T9">*</text:span><text:span text:style-name="T34">No es pot fer servir perquè només pot analitzar pàgines online</text:span><text:bookmark-end text:name="__DdeLink__172_352681565"/></text:p>
      <text:p text:style-name="P19"/>
      <text:p text:style-name="P22">Verifiqueu la usabilitat amb la <text:span text:style-name="T36">següent</text:span> eina:</text:p>
      <text:p text:style-name="P22"><text:a xlink:type="simple" xlink:href="http://www.seleniumhq.org/projects/ide/" text:style-name="Internet_20_link" text:visited-style-name="Visited_20_Internet_20_Link">http://www.seleniumhq.org/projects/ide/</text:a></text:p>
      <text:p text:style-name="P22"/>
      <text:p text:style-name="P15"><text:span text:style-name="T9">*</text:span><text:span text:style-name="T33">Plugin de FireFox de Selenium IDE per fer tests de 'scriptings' de pàgines web</text:span></text:p>
      <text:p text:style-name="P22"/>
      <text:p text:style-name="P1"><text:span text:style-name="T5">Accessibil</text:span>itat:</text:p>
      <text:p text:style-name="P3">Guies WCAG 1.0 (1999) i 2.0 (2009)</text:p>
      <text:p text:style-name="P4">-Principis generals de disseny accessible</text:p>
      <text:p text:style-name="P7"><text:tab/><text:bookmark-start text:name="__DdeLink__175_352681565"/>Perceptibilitat<text:bookmark-end text:name="__DdeLink__175_352681565"/></text:p>
      <text:p text:style-name="P7"><text:line-break/><text:span text:style-name="T37">*</text:span><text:span text:style-name="T38">Totes les imatges contenen un atribut 'alt'<text:line-break/>La separació entre el text </text:span><text:span text:style-name="T39">i el fons es clarament diferenciable i, en cas de necessitat d'augmentar la mida de les lletres amb el navegador, la composició no es veuria excessivament afectada</text:span></text:p>
      <text:p text:style-name="P29"/>
      <text:p text:style-name="P5"><text:tab/><text:span text:style-name="T8">Operabilitat</text:span></text:p>
      <text:p text:style-name="P30"><text:line-break/>*Tota la funcionalitat està disponible a través del teclat<text:line-break/>Els usuaris amb discapacitat tenen temps suficient <text:s/>per llegir i usar els continguts</text:p>
      <text:p text:style-name="P5"/>
      <text:p text:style-name="P4"><text:tab/><text:span text:style-name="T1">Comprensibilitat</text:span></text:p>
      <text:p text:style-name="P4"/>
      <text:p text:style-name="P4">*<text:span text:style-name="T40">El contingut textual és llegible <text:s/>i comprensible<text:line-break/>L'aparença i l'operativitat del portal és totalment predictible</text:span></text:p>
      <text:p text:style-name="P4"/>
      <text:p text:style-name="P6"><text:tab/>Robustesa</text:p>
      <text:p text:style-name="P6"/>
      <text:p text:style-name="P3">-Pautes <text:span text:style-name="T8">d'accessibilitat</text:span> al contingut en la web</text:p>
      <text:p text:style-name="P6">-Criteris per satisfer les pautes<text:line-break/>*<text:span text:style-name="T41">Maximitzada la compatibilitat amb agents d'usuari actuals i futurs</text:span></text:p>
      <text:p text:style-name="P3"/>
      <text:p text:style-name="P3">Grup de treball WAI (Iniciativa d'Accessibilitat Web) del W3C</text:p>
      <text:p text:style-name="P3">Exemple web accessible: <text:a xlink:type="simple" xlink:href="http://fundacionctic.org/" text:style-name="Internet_20_link" text:visited-style-name="Visited_20_Internet_20_Link">http://fundacionctic.org</text:a></text:p>
      <text:p text:style-name="P3"/>
      <text:p text:style-name="P2"><text:span text:style-name="T5">Usabili</text:span>tat:</text:p>
      <text:p text:style-name="P20">-Anàlisi:</text:p>
      <text:p text:style-name="P21"><text:tab/>Tècniques de sondeig<text:line-break/>*<text:span text:style-name="T43">S'ha formulat diferents preguntes orals a clients habituals de bars donant com a resultat les opcions més importants de navegació del portal: la carta i la localització del local </text:span></text:p>
      <text:p text:style-name="P21"/>
      <text:p text:style-name="P20"><text:tab/>Tècniques d'inspecció</text:p>
      <text:p text:style-name="P21"><text:tab/>Tècnica de prova amb usuaris</text:p>
      <text:p text:style-name="P21"><text:line-break/>*<text:span text:style-name="T43">S'ha testejat amb usuaris reals trobant el portal molt senzill de navegar i molt simple i entenedor</text:span></text:p>
      <text:p text:style-name="P21"><text:soft-page-break/></text:p>
      <text:p text:style-name="P19">-Principis de Jakob Nielsen i Bruce Tognazzini <text:span text:style-name="T7">per fer webs amigables</text:span></text:p>
      <text:p text:style-name="P18">-Temps de desc<text:span text:style-name="T42">à</text:span>rrega de la web</text:p>
      <text:p text:style-name="P19">-Visualització en diversos navegadors</text:p>
      <text:p text:style-name="P22">-Eines d'usabilitat:</text:p>
      <text:p text:style-name="P22"><text:tab/>Mapes de calor</text:p>
      <text:p text:style-name="P22"><text:tab/>Gravació de pantalles</text:p>
      <text:p text:style-name="P22"><text:tab/><text:span text:style-name="T45">Simulació</text:span> d'usuaris</text:p>
      <text:p text:style-name="P31"><text:tab/>Feedback i comentaris d'usuaris<text:line-break/>*<text:span text:style-name="T44">Alejandro: <text:line-break/>De què tracta la pàgina web?Resposta: d'un bar<text:line-break/>Detalls que més t'han impactat. Resposta: senzillesa i el preu del menú<text:line-break/></text:span><text:bookmark-start text:name="__DdeLink__380_704648137"/><text:span text:style-name="T44">El que menys t'ha agradat?</text:span><text:bookmark-end text:name="__DdeLink__380_704648137"/><text:span text:style-name="T44"> El logo del portal hauria de ser més gran a la portada i mancança de color<text:line-break/>*Cabrera:<text:line-break/>De què tracta la pàgina web?Resposta: d'una pàgina de reserva de restaurant<text:line-break/>Detalls que més t'han impactat. Resposta: simplesa i fàcil de navegació</text:span></text:p>
      <text:p text:style-name="P31"><text:span text:style-name="T44">El que menys t'ha agradat?. Resposta: mal aprofitament de l'espa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Arial1" svg:font-family="Arial, sans-serif"/>
    <style:font-face style:name="Lato" svg:font-family="Lato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Arial Unicode MS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acronym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09:23:18.32</meta:creation-date>
    <dc:date>2017-05-29T17:48:17.620406758</dc:date>
    <meta:editing-duration>PT4H30M4S</meta:editing-duration>
    <meta:editing-cycles>55</meta:editing-cycles>
    <meta:generator>LibreOffice/4.3.3.2$Linux_X86_64 LibreOffice_project/430m0$Build-2</meta:generator>
    <meta:document-statistic meta:table-count="0" meta:image-count="0" meta:object-count="0" meta:page-count="3" meta:paragraph-count="60" meta:word-count="703" meta:character-count="4667" meta:non-whitespace-character-count="4001"/>
  </office:meta>
</office:document-meta>
</file>